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Arial3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35cm" svg:stroke-color="#a9d18e" draw:stroke-linejoin="miter" svg:stroke-linecap="butt" draw:fill="solid" draw:fill-color="#a9d18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3" style:family="graphic" style:parent-style-name="standard">
      <style:graphic-properties draw:stroke="dash" draw:stroke-dash="Long_20_Dash" svg:stroke-width="0.079cm" svg:stroke-color="#c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solid" svg:stroke-width="0.12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6" style:family="graphic" style:parent-style-name="standard">
      <style:graphic-properties draw:stroke="solid" svg:stroke-width="0.035cm" svg:stroke-color="#ff0000" draw:stroke-linejoin="miter" svg:stroke-linecap="butt" draw:fill="solid" draw:fill-color="#ff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35cm" svg:stroke-color="#4472c4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8" style:family="graphic" style:parent-style-name="standard">
      <style:graphic-properties draw:stroke="solid" svg:stroke-width="0.159cm" svg:stroke-color="#0d0d0d" draw:marker-start="msArrowEnd_20_5" draw:marker-start-width="0.477cm" draw:marker-start-center="false" draw:marker-end="msArrowEnd_20_5" draw:marker-end-width="0.47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solid" svg:stroke-width="0.106cm" svg:stroke-color="#7030a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>
      <style:graphic-properties loext:decorative="false"/>
    </style:style>
    <style:style style:name="gr14" style:family="graphic" style:parent-style-name="standard">
      <style:graphic-properties draw:stroke="solid" svg:stroke-width="0.159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159cm" svg:stroke-color="#ed7d31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159cm" svg:stroke-color="#00b05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>
      <style:graphic-properties draw:stroke="dash" draw:stroke-dash="Long_20_Dash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solid" svg:stroke-width="0.079cm" svg:stroke-color="#c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solid" svg:stroke-width="0.035cm" svg:stroke-color="#00b050" draw:stroke-linejoin="miter" svg:stroke-linecap="butt" draw:fill="solid" draw:fill-color="#00b0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>
      <style:graphic-properties draw:stroke="solid" svg:stroke-width="0.106cm" svg:stroke-color="#0d0d0d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solid" svg:stroke-width="0.079cm" svg:stroke-color="#0d0d0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solid" svg:stroke-width="0.053cm" svg:stroke-color="#0d0d0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solid" svg:stroke-width="0.102cm" svg:stroke-color="#843c0b" draw:marker-start="msArrowEnd_20_5" draw:marker-start-width="0.279cm" draw:marker-start-center="false" draw:marker-end="msArrowEnd_20_5" draw:marker-end-width="0.279cm" draw:marker-end-center="false" draw:stroke-linejoin="miter" svg:stroke-linecap="butt" draw:fill="none" loext:fill-use-slide-background="false" draw:textarea-horizontal-align="center" draw:textarea-vertical-align="top" draw:auto-grow-height="false" fo:padding-top="0.149cm" fo:padding-bottom="0.149cm" fo:padding-left="0.274cm" fo:padding-right="0.274cm" fo:wrap-option="wrap" loext:decorative="false"/>
    </style:style>
    <style:style style:name="gr45" style:family="graphic" style:parent-style-name="standard">
      <style:graphic-properties draw:stroke="solid" svg:stroke-width="0.102cm" svg:stroke-color="#ff8000" draw:marker-start="msArrowEnd_20_5" draw:marker-start-width="0.279cm" draw:marker-start-center="false" draw:marker-end="msArrowEnd_20_5" draw:marker-end-width="0.279cm" draw:marker-end-center="false" draw:stroke-linejoin="miter" svg:stroke-linecap="butt" draw:fill="none" loext:fill-use-slide-background="false" draw:textarea-horizontal-align="center" draw:textarea-vertical-align="top" draw:auto-grow-height="false" fo:padding-top="0.149cm" fo:padding-bottom="0.149cm" fo:padding-left="0.274cm" fo:padding-right="0.274cm" fo:wrap-option="wrap" loext:decorative="false"/>
    </style:style>
    <style:style style:name="gr46" style:family="graphic" style:parent-style-name="standard">
      <style:graphic-properties draw:stroke="solid" svg:stroke-width="0.102cm" svg:stroke-color="#4472c4" draw:marker-start="msArrowEnd_20_5" draw:marker-start-width="0.279cm" draw:marker-start-center="false" draw:marker-end="msArrowEnd_20_5" draw:marker-end-width="0.279cm" draw:marker-end-center="false" draw:stroke-linejoin="miter" svg:stroke-linecap="butt" draw:fill="none" loext:fill-use-slide-background="false" draw:textarea-horizontal-align="center" draw:textarea-vertical-align="top" draw:auto-grow-height="false" fo:padding-top="0.149cm" fo:padding-bottom="0.149cm" fo:padding-left="0.274cm" fo:padding-right="0.274cm" fo:wrap-option="wrap" loext:decorative="false"/>
    </style:style>
    <style:style style:name="gr47" style:family="graphic" style:parent-style-name="standard">
      <style:graphic-properties draw:stroke="solid" svg:stroke-width="0.035cm" svg:stroke-color="#ffc000" draw:stroke-linejoin="miter" svg:stroke-linecap="butt" draw:fill="solid" draw:fill-color="#ffc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>
      <style:graphic-properties draw:stroke="solid" svg:stroke-width="0.079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ot" svg:stroke-width="0.079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solid" svg:stroke-width="0.079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7" style:family="graphic" style:parent-style-name="standard">
      <style:graphic-properties draw:stroke="dash" draw:stroke-dash="Dot" svg:stroke-width="0.079cm" svg:stroke-color="#c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solid" svg:stroke-width="0.035cm" svg:stroke-color="#70ad47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59" style:family="graphic" style:parent-style-name="standard">
      <style:graphic-properties draw:stroke="solid" svg:stroke-width="0.079cm" svg:stroke-color="#70ad47" draw:marker-end="msArrowEnd_20_5" draw:marker-end-width="0.23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dash" draw:stroke-dash="Dot" svg:stroke-width="0.053cm" svg:stroke-color="#c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solid" svg:stroke-width="0.053cm" svg:stroke-color="#c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2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 loext:decorative="false"/>
    </style:style>
    <style:style style:name="pr1" style:family="presentation" style:parent-style-name="Diapositive_20_de_20_titre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Titre_20_et_20_contenu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a9d18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="solid" draw:fill-color="#ff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00b05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32pt" fo:hyphenate="false"/>
    </style:style>
    <style:style style:name="P14" style:family="paragraph">
      <loext:graphic-properties draw:fill="solid" draw:fill-color="#70ad4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2" loext:color-type="theme"/>
      </style:text-properties>
    </style:style>
    <style:style style:name="T6" style:family="text">
      <style:text-properties fo:font-variant="normal" fo:text-transform="none" fo:color="#ed7d31" loext:opacity="100%" style:text-outline="false" style:text-line-through-style="none" style:text-line-through-type="none" style:text-position="-25% 58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2" loext:color-type="theme"/>
      </style:text-properties>
    </style:style>
    <style:style style:name="T7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b050" loext:opacity="100%" style:text-outline="false" style:text-line-through-style="none" style:text-line-through-type="none" style:text-position="-25% 58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4472c4" loext:opacity="100%" style:text-outline="false" style:text-line-through-style="none" style:text-line-through-type="none" style:text-position="-25% 58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alibri2" style:font-size-complex="24pt" style:font-style-complex="normal" style:font-weight-complex="bold"/>
    </style:style>
    <style:style style:name="T12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alibri2" style:font-size-complex="24pt" style:font-style-complex="normal" style:font-weight-complex="bold"/>
    </style:style>
    <style:style style:name="T13" style:family="text">
      <style:text-properties fo:font-variant="normal" fo:text-transform="none" fo:color="#7030a0" loext:opacity="100%" style:text-outline="false" style:text-line-through-style="none" style:text-line-through-type="none" style:text-position="-25% 58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alibri2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alibri2" style:font-size-complex="32pt" style:font-style-complex="normal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" fo:font-size="32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g draw:name="Groupe 45" draw:style-name="gr1">
          <draw:custom-shape draw:name="Rectangle 36" draw:style-name="gr2" draw:text-style-name="P2" draw:layer="layout" svg:width="7.298cm" svg:height="7.21cm" svg:x="12.52cm" svg:y="5.883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7" draw:style-name="gr3" draw:text-style-name="P3" draw:layer="layout" svg:width="4.746cm" svg:height="4.815cm" svg:x="14.33cm" svg:y="7.816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Connecteur droit 4" draw:style-name="gr4" draw:text-style-name="P4" draw:layer="layout" draw:type="line" svg:x1="10.226cm" svg:y1="2.839cm" svg:x2="10.226cm" svg:y2="16.21cm" svg:d="M10226 2839v13371" svg:viewBox="0 0 1 13372">
            <text:p/>
          </draw:connector>
          <draw:connector draw:name="Connecteur droit 5" draw:style-name="gr4" draw:text-style-name="P4" draw:layer="layout" draw:type="line" svg:x1="12.577cm" svg:y1="2.839cm" svg:x2="12.577cm" svg:y2="16.21cm" svg:d="M12577 2839v13371" svg:viewBox="0 0 1 13372">
            <text:p/>
          </draw:connector>
          <draw:connector draw:name="Connecteur droit 6" draw:style-name="gr4" draw:text-style-name="P4" draw:layer="layout" draw:type="line" svg:x1="15.014cm" svg:y1="2.839cm" svg:x2="15.014cm" svg:y2="16.21cm" svg:d="M15014 2839v13371" svg:viewBox="0 0 1 13372">
            <text:p/>
          </draw:connector>
          <draw:connector draw:name="Connecteur droit 7" draw:style-name="gr4" draw:text-style-name="P4" draw:layer="layout" draw:type="line" svg:x1="17.525cm" svg:y1="2.839cm" svg:x2="17.525cm" svg:y2="16.21cm" svg:d="M17525 2839v13371" svg:viewBox="0 0 1 13372">
            <text:p/>
          </draw:connector>
          <draw:connector draw:name="Connecteur droit 8" draw:style-name="gr4" draw:text-style-name="P4" draw:layer="layout" draw:type="line" svg:x1="19.875cm" svg:y1="2.839cm" svg:x2="19.875cm" svg:y2="16.21cm" svg:d="M19875 2839v13371" svg:viewBox="0 0 1 13372">
            <text:p/>
          </draw:connector>
          <draw:connector draw:name="Connecteur droit 9" draw:style-name="gr4" draw:text-style-name="P4" draw:layer="layout" draw:type="line" svg:x1="22.313cm" svg:y1="2.839cm" svg:x2="22.313cm" svg:y2="16.21cm" svg:d="M22313 2839v13371" svg:viewBox="0 0 1 13372">
            <text:p/>
          </draw:connector>
          <draw:connector draw:name="Connecteur droit 21" draw:style-name="gr4" draw:text-style-name="P4" draw:layer="layout" draw:type="line" svg:x1="23.026cm" svg:y1="3.481cm" svg:x2="9.655cm" svg:y2="3.481cm" svg:d="M23026 3481h-13371" svg:viewBox="0 0 13372 1">
            <text:p/>
          </draw:connector>
          <draw:connector draw:name="Connecteur droit 22" draw:style-name="gr4" draw:text-style-name="P4" draw:layer="layout" draw:type="line" svg:x1="23.026cm" svg:y1="5.831cm" svg:x2="9.655cm" svg:y2="5.831cm" svg:d="M23026 5831h-13371" svg:viewBox="0 0 13372 1">
            <text:p/>
          </draw:connector>
          <draw:connector draw:name="Connecteur droit 23" draw:style-name="gr4" draw:text-style-name="P4" draw:layer="layout" draw:type="line" svg:x1="23.026cm" svg:y1="8.269cm" svg:x2="9.655cm" svg:y2="8.269cm" svg:d="M23026 8269h-13371" svg:viewBox="0 0 13372 1">
            <text:p/>
          </draw:connector>
          <draw:connector draw:name="Connecteur droit 24" draw:style-name="gr4" draw:text-style-name="P4" draw:layer="layout" draw:type="line" svg:x1="23.026cm" svg:y1="10.78cm" svg:x2="9.655cm" svg:y2="10.78cm" svg:d="M23026 10780h-13371" svg:viewBox="0 0 13372 1">
            <text:p/>
          </draw:connector>
          <draw:connector draw:name="Connecteur droit 25" draw:style-name="gr4" draw:text-style-name="P4" draw:layer="layout" draw:type="line" svg:x1="23.026cm" svg:y1="13.13cm" svg:x2="9.655cm" svg:y2="13.13cm" svg:d="M23026 13130h-13371" svg:viewBox="0 0 13372 1">
            <text:p/>
          </draw:connector>
          <draw:connector draw:name="Connecteur droit 26" draw:style-name="gr4" draw:text-style-name="P4" draw:layer="layout" draw:type="line" svg:x1="23.026cm" svg:y1="15.568cm" svg:x2="9.655cm" svg:y2="15.568cm" svg:d="M23026 15568h-13371" svg:viewBox="0 0 13372 1">
            <text:p/>
          </draw:connector>
          <draw:custom-shape draw:name="Ellipse 27" draw:style-name="gr5" draw:text-style-name="P5" draw:layer="layout" svg:width="0.656cm" svg:height="0.634cm" svg:x="13.313cm" svg:y="4.554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8" draw:style-name="gr5" draw:text-style-name="P5" draw:layer="layout" svg:width="0.656cm" svg:height="0.634cm" svg:x="12.948cm" svg:y="7.222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9" draw:style-name="gr6" draw:text-style-name="P6" draw:layer="layout" svg:width="0.656cm" svg:height="0.634cm" svg:x="16.375cm" svg:y="9.906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0" draw:style-name="gr5" draw:text-style-name="P5" draw:layer="layout" svg:width="0.656cm" svg:height="0.634cm" svg:x="17.759cm" svg:y="8.853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1" draw:style-name="gr5" draw:text-style-name="P5" draw:layer="layout" svg:width="0.656cm" svg:height="0.634cm" svg:x="17.715cm" svg:y="9.906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2" draw:style-name="gr5" draw:text-style-name="P5" draw:layer="layout" svg:width="0.656cm" svg:height="0.634cm" svg:x="16.537cm" svg:y="12.171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3" draw:style-name="gr5" draw:text-style-name="P5" draw:layer="layout" svg:width="0.656cm" svg:height="0.634cm" svg:x="20.438cm" svg:y="7.049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" draw:style-name="gr5" draw:text-style-name="P5" draw:layer="layout" svg:width="0.656cm" svg:height="0.634cm" svg:x="11.069cm" svg:y="14.291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5" draw:style-name="gr7" draw:text-style-name="P5" draw:layer="layout" svg:width="0.656cm" svg:height="0.634cm" svg:x="17.976cm" svg:y="7.304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Connecteur droit avec flèche 39" draw:style-name="gr8" draw:text-style-name="P4" draw:layer="layout" draw:type="line" svg:x1="9.24cm" svg:y1="13.303cm" svg:x2="9.24cm" svg:y2="15.278cm" svg:d="M9240 13303v1975" svg:viewBox="0 0 1 1976">
            <text:p/>
          </draw:connector>
          <draw:connector draw:name="Connecteur droit avec flèche 40" draw:style-name="gr8" draw:text-style-name="P4" draw:layer="layout" draw:type="line" svg:x1="12.428cm" svg:y1="16.709cm" svg:x2="10.366cm" svg:y2="16.709cm" svg:d="M12428 16709h-2062" svg:viewBox="0 0 2063 1">
            <text:p/>
          </draw:connector>
          <draw:custom-shape draw:name="ZoneTexte 43" draw:style-name="gr9" draw:text-style-name="P8" draw:layer="layout" svg:width="1.803cm" svg:height="1.604cm" svg:x="7.973cm" svg:y="13.302cm">
            <text:p text:style-name="P7"><text:span text:style-name="T2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4" draw:style-name="gr10" draw:text-style-name="P8" draw:layer="layout" svg:width="1.803cm" svg:height="1.604cm" svg:x="10.824cm" svg:y="16.617cm">
            <text:p text:style-name="P7"><text:span text:style-name="T2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>
        <draw:g draw:name="Groupe 111" draw:style-name="gr1">
          <draw:custom-shape draw:name="Ellipse 95" draw:style-name="gr12" draw:text-style-name="P3" draw:layer="layout" svg:width="1.515cm" svg:height="1.512cm" svg:x="16.161cm" svg:y="8.478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e 36" draw:style-name="gr13">
            <draw:connector draw:name="Connecteur droit 4" draw:style-name="gr14" draw:text-style-name="P4" draw:layer="layout" draw:type="line" svg:x1="8.138cm" svg:y1="0.356cm" svg:x2="8.138cm" svg:y2="17.654cm" svg:d="M8138 356v17298" svg:viewBox="0 0 1 17299">
              <text:p/>
            </draw:connector>
            <draw:connector draw:name="Connecteur droit 7" draw:style-name="gr14" draw:text-style-name="P4" draw:layer="layout" draw:type="line" svg:x1="14.167cm" svg:y1="0.356cm" svg:x2="14.167cm" svg:y2="17.654cm" svg:d="M14167 356v17298" svg:viewBox="0 0 1 17299">
              <text:p/>
            </draw:connector>
            <draw:connector draw:name="Connecteur droit 8" draw:style-name="gr14" draw:text-style-name="P4" draw:layer="layout" draw:type="line" svg:x1="19.962cm" svg:y1="0.356cm" svg:x2="19.962cm" svg:y2="17.654cm" svg:d="M19962 356v17298" svg:viewBox="0 0 1 17299">
              <text:p/>
            </draw:connector>
            <draw:connector draw:name="Connecteur droit 17" draw:style-name="gr14" draw:text-style-name="P4" draw:layer="layout" draw:type="line" svg:x1="25.728cm" svg:y1="0.356cm" svg:x2="8.138cm" svg:y2="0.356cm" svg:d="M25728 356h-17590" svg:viewBox="0 0 17591 1">
              <text:p/>
            </draw:connector>
            <draw:connector draw:name="Connecteur droit 18" draw:style-name="gr14" draw:text-style-name="P4" draw:layer="layout" draw:type="line" svg:x1="25.728cm" svg:y1="6.254cm" svg:x2="8.138cm" svg:y2="6.254cm" svg:d="M25728 6254h-17590" svg:viewBox="0 0 17591 1">
              <text:p/>
            </draw:connector>
            <draw:connector draw:name="Connecteur droit 19" draw:style-name="gr14" draw:text-style-name="P4" draw:layer="layout" draw:type="line" svg:x1="25.728cm" svg:y1="12.166cm" svg:x2="8.138cm" svg:y2="12.166cm" svg:d="M25728 12166h-17590" svg:viewBox="0 0 17591 1">
              <text:p/>
            </draw:connector>
            <draw:connector draw:name="Connecteur droit 22" draw:style-name="gr14" draw:text-style-name="P4" draw:layer="layout" draw:type="line" svg:x1="25.728cm" svg:y1="17.654cm" svg:x2="8.138cm" svg:y2="17.654cm" svg:d="M25728 17654h-17590" svg:viewBox="0 0 17591 1">
              <text:p/>
            </draw:connector>
            <draw:connector draw:name="Connecteur droit 23" draw:style-name="gr14" draw:text-style-name="P4" draw:layer="layout" draw:type="line" svg:x1="25.728cm" svg:y1="0.356cm" svg:x2="25.728cm" svg:y2="17.654cm" svg:d="M25728 356v17298" svg:viewBox="0 0 1 17299">
              <text:p/>
            </draw:connector>
          </draw:g>
          <draw:g draw:name="Groupe 48" draw:style-name="gr13">
            <draw:connector draw:name="Connecteur droit 38" draw:style-name="gr15" draw:text-style-name="P4" draw:layer="layout" draw:type="line" svg:x1="11.152cm" svg:y1="3.028cm" svg:x2="11.152cm" svg:y2="3.567cm" svg:d="M11152 3028v539" svg:viewBox="0 0 1 540">
              <text:p/>
            </draw:connector>
            <draw:connector draw:name="Connecteur droit 40" draw:style-name="gr15" draw:text-style-name="P4" draw:layer="layout" draw:type="line" svg:x1="10.857cm" svg:y1="3.292cm" svg:x2="11.448cm" svg:y2="3.292cm" svg:d="M10857 3292h591" svg:viewBox="0 0 592 1">
              <text:p/>
            </draw:connector>
          </draw:g>
          <draw:g draw:name="Groupe 49" draw:style-name="gr13">
            <draw:connector draw:name="Connecteur droit 50" draw:style-name="gr15" draw:text-style-name="P4" draw:layer="layout" draw:type="line" svg:x1="16.947cm" svg:y1="3.023cm" svg:x2="16.947cm" svg:y2="3.562cm" svg:d="M16947 3023v539" svg:viewBox="0 0 1 540">
              <text:p/>
            </draw:connector>
            <draw:connector draw:name="Connecteur droit 51" draw:style-name="gr15" draw:text-style-name="P4" draw:layer="layout" draw:type="line" svg:x1="16.652cm" svg:y1="3.287cm" svg:x2="17.243cm" svg:y2="3.287cm" svg:d="M16652 3287h591" svg:viewBox="0 0 592 1">
              <text:p/>
            </draw:connector>
          </draw:g>
          <draw:g draw:name="Groupe 52" draw:style-name="gr13">
            <draw:connector draw:name="Connecteur droit 53" draw:style-name="gr15" draw:text-style-name="P4" draw:layer="layout" draw:type="line" svg:x1="22.976cm" svg:y1="2.964cm" svg:x2="22.976cm" svg:y2="3.504cm" svg:d="M22976 2964v540" svg:viewBox="0 0 1 541">
              <text:p/>
            </draw:connector>
            <draw:connector draw:name="Connecteur droit 54" draw:style-name="gr15" draw:text-style-name="P4" draw:layer="layout" draw:type="line" svg:x1="22.681cm" svg:y1="3.229cm" svg:x2="23.272cm" svg:y2="3.229cm" svg:d="M22681 3229h591" svg:viewBox="0 0 592 1">
              <text:p/>
            </draw:connector>
          </draw:g>
          <draw:g draw:name="Groupe 55" draw:style-name="gr13">
            <draw:connector draw:name="Connecteur droit 56" draw:style-name="gr15" draw:text-style-name="P4" draw:layer="layout" draw:type="line" svg:x1="11.138cm" svg:y1="8.991cm" svg:x2="11.138cm" svg:y2="9.531cm" svg:d="M11138 8991v540" svg:viewBox="0 0 1 541">
              <text:p/>
            </draw:connector>
            <draw:connector draw:name="Connecteur droit 57" draw:style-name="gr15" draw:text-style-name="P4" draw:layer="layout" draw:type="line" svg:x1="10.842cm" svg:y1="9.256cm" svg:x2="11.433cm" svg:y2="9.256cm" svg:d="M10842 9256h591" svg:viewBox="0 0 592 1">
              <text:p/>
            </draw:connector>
          </draw:g>
          <draw:g draw:name="Groupe 58" draw:style-name="gr13">
            <draw:connector draw:name="Connecteur droit 59" draw:style-name="gr15" draw:text-style-name="P4" draw:layer="layout" draw:type="line" svg:x1="16.933cm" svg:y1="8.986cm" svg:x2="16.933cm" svg:y2="9.526cm" svg:d="M16933 8986v540" svg:viewBox="0 0 1 541">
              <text:p/>
            </draw:connector>
            <draw:connector draw:name="Connecteur droit 60" draw:style-name="gr15" draw:text-style-name="P4" draw:layer="layout" draw:type="line" svg:x1="16.637cm" svg:y1="9.251cm" svg:x2="17.228cm" svg:y2="9.251cm" svg:d="M16637 9251h591" svg:viewBox="0 0 592 1">
              <text:p/>
            </draw:connector>
          </draw:g>
          <draw:g draw:name="Groupe 61" draw:style-name="gr13">
            <draw:connector draw:name="Connecteur droit 62" draw:style-name="gr15" draw:text-style-name="P4" draw:layer="layout" draw:type="line" svg:x1="22.962cm" svg:y1="8.928cm" svg:x2="22.962cm" svg:y2="9.467cm" svg:d="M22962 8928v539" svg:viewBox="0 0 1 540">
              <text:p/>
            </draw:connector>
            <draw:connector draw:name="Connecteur droit 63" draw:style-name="gr15" draw:text-style-name="P4" draw:layer="layout" draw:type="line" svg:x1="22.666cm" svg:y1="9.193cm" svg:x2="23.257cm" svg:y2="9.193cm" svg:d="M22666 9193h591" svg:viewBox="0 0 592 1">
              <text:p/>
            </draw:connector>
          </draw:g>
          <draw:g draw:name="Groupe 64" draw:style-name="gr13">
            <draw:connector draw:name="Connecteur droit 65" draw:style-name="gr15" draw:text-style-name="P4" draw:layer="layout" draw:type="line" svg:x1="11.138cm" svg:y1="14.485cm" svg:x2="11.138cm" svg:y2="15.024cm" svg:d="M11138 14485v539" svg:viewBox="0 0 1 540">
              <text:p/>
            </draw:connector>
            <draw:connector draw:name="Connecteur droit 66" draw:style-name="gr15" draw:text-style-name="P4" draw:layer="layout" draw:type="line" svg:x1="10.842cm" svg:y1="14.749cm" svg:x2="11.433cm" svg:y2="14.749cm" svg:d="M10842 14749h591" svg:viewBox="0 0 592 1">
              <text:p/>
            </draw:connector>
          </draw:g>
          <draw:g draw:name="Groupe 67" draw:style-name="gr13">
            <draw:connector draw:name="Connecteur droit 68" draw:style-name="gr15" draw:text-style-name="P4" draw:layer="layout" draw:type="line" svg:x1="16.933cm" svg:y1="14.48cm" svg:x2="16.933cm" svg:y2="15.019cm" svg:d="M16933 14480v539" svg:viewBox="0 0 1 540">
              <text:p/>
            </draw:connector>
            <draw:connector draw:name="Connecteur droit 69" draw:style-name="gr15" draw:text-style-name="P4" draw:layer="layout" draw:type="line" svg:x1="16.637cm" svg:y1="14.744cm" svg:x2="17.228cm" svg:y2="14.744cm" svg:d="M16637 14744h591" svg:viewBox="0 0 592 1">
              <text:p/>
            </draw:connector>
          </draw:g>
          <draw:g draw:name="Groupe 70" draw:style-name="gr13">
            <draw:connector draw:name="Connecteur droit 71" draw:style-name="gr15" draw:text-style-name="P4" draw:layer="layout" draw:type="line" svg:x1="22.962cm" svg:y1="14.421cm" svg:x2="22.962cm" svg:y2="14.961cm" svg:d="M22962 14421v540" svg:viewBox="0 0 1 541">
              <text:p/>
            </draw:connector>
            <draw:connector draw:name="Connecteur droit 72" draw:style-name="gr15" draw:text-style-name="P4" draw:layer="layout" draw:type="line" svg:x1="22.666cm" svg:y1="14.686cm" svg:x2="23.257cm" svg:y2="14.686cm" svg:d="M22666 14686h591" svg:viewBox="0 0 592 1">
              <text:p/>
            </draw:connector>
          </draw:g>
          <draw:connector draw:name="Connecteur droit 74" draw:style-name="gr16" draw:text-style-name="P4" draw:layer="layout" draw:type="line" svg:x1="11.173cm" svg:y1="5.971cm" svg:x2="11.173cm" svg:y2="6.536cm" svg:d="M11173 5971v565" svg:viewBox="0 0 1 566">
            <text:p/>
          </draw:connector>
          <draw:connector draw:name="Connecteur droit 77" draw:style-name="gr16" draw:text-style-name="P4" draw:layer="layout" draw:type="line" svg:x1="11.138cm" svg:y1="11.883cm" svg:x2="11.138cm" svg:y2="12.448cm" svg:d="M11138 11883v565" svg:viewBox="0 0 1 566">
            <text:p/>
          </draw:connector>
          <draw:connector draw:name="Connecteur droit 78" draw:style-name="gr16" draw:text-style-name="P4" draw:layer="layout" draw:type="line" svg:x1="16.941cm" svg:y1="5.971cm" svg:x2="16.941cm" svg:y2="6.536cm" svg:d="M16941 5971v565" svg:viewBox="0 0 1 566">
            <text:p/>
          </draw:connector>
          <draw:connector draw:name="Connecteur droit 79" draw:style-name="gr16" draw:text-style-name="P4" draw:layer="layout" draw:type="line" svg:x1="16.905cm" svg:y1="11.883cm" svg:x2="16.905cm" svg:y2="12.448cm" svg:d="M16905 11883v565" svg:viewBox="0 0 1 566">
            <text:p/>
          </draw:connector>
          <draw:connector draw:name="Connecteur droit 80" draw:style-name="gr16" draw:text-style-name="P4" draw:layer="layout" draw:type="line" svg:x1="22.996cm" svg:y1="5.971cm" svg:x2="22.996cm" svg:y2="6.536cm" svg:d="M22996 5971v565" svg:viewBox="0 0 1 566">
            <text:p/>
          </draw:connector>
          <draw:connector draw:name="Connecteur droit 81" draw:style-name="gr16" draw:text-style-name="P4" draw:layer="layout" draw:type="line" svg:x1="22.961cm" svg:y1="11.883cm" svg:x2="22.961cm" svg:y2="12.448cm" svg:d="M22961 11883v565" svg:viewBox="0 0 1 566">
            <text:p/>
          </draw:connector>
          <draw:connector draw:name="Connecteur droit 82" draw:style-name="gr17" draw:text-style-name="P4" draw:layer="layout" draw:type="line" svg:x1="13.898cm" svg:y1="14.905cm" svg:x2="14.462cm" svg:y2="14.905cm" svg:d="M13898 14905h564" svg:viewBox="0 0 565 1">
            <text:p/>
          </draw:connector>
          <draw:connector draw:name="Connecteur droit 83" draw:style-name="gr17" draw:text-style-name="P4" draw:layer="layout" draw:type="line" svg:x1="19.68cm" svg:y1="14.934cm" svg:x2="20.244cm" svg:y2="14.934cm" svg:d="M19680 14934h564" svg:viewBox="0 0 565 1">
            <text:p/>
          </draw:connector>
          <draw:connector draw:name="Connecteur droit 84" draw:style-name="gr17" draw:text-style-name="P4" draw:layer="layout" draw:type="line" svg:x1="13.898cm" svg:y1="9.137cm" svg:x2="14.462cm" svg:y2="9.137cm" svg:d="M13898 9137h564" svg:viewBox="0 0 565 1">
            <text:p/>
          </draw:connector>
          <draw:connector draw:name="Connecteur droit 85" draw:style-name="gr17" draw:text-style-name="P4" draw:layer="layout" draw:type="line" svg:x1="19.68cm" svg:y1="9.167cm" svg:x2="20.244cm" svg:y2="9.167cm" svg:d="M19680 9167h564" svg:viewBox="0 0 565 1">
            <text:p/>
          </draw:connector>
          <draw:connector draw:name="Connecteur droit 86" draw:style-name="gr17" draw:text-style-name="P4" draw:layer="layout" draw:type="line" svg:x1="13.898cm" svg:y1="3.082cm" svg:x2="14.462cm" svg:y2="3.082cm" svg:d="M13898 3082h564" svg:viewBox="0 0 565 1">
            <text:p/>
          </draw:connector>
          <draw:connector draw:name="Connecteur droit 87" draw:style-name="gr17" draw:text-style-name="P4" draw:layer="layout" draw:type="line" svg:x1="19.68cm" svg:y1="3.111cm" svg:x2="20.244cm" svg:y2="3.111cm" svg:d="M19680 3111h564" svg:viewBox="0 0 565 1">
            <text:p/>
          </draw:connector>
          <draw:custom-shape draw:name="Ellipse 96" draw:style-name="gr5" draw:text-style-name="P5" draw:layer="layout" svg:width="0.873cm" svg:height="0.854cm" svg:x="13.73cm" svg:y="5.885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97" draw:style-name="gr5" draw:text-style-name="P5" draw:layer="layout" svg:width="0.873cm" svg:height="0.854cm" svg:x="19.525cm" svg:y="5.861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98" draw:style-name="gr5" draw:text-style-name="P5" draw:layer="layout" svg:width="0.873cm" svg:height="0.854cm" svg:x="19.525cm" svg:y="11.618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99" draw:style-name="gr5" draw:text-style-name="P5" draw:layer="layout" svg:width="0.873cm" svg:height="0.854cm" svg:x="13.704cm" svg:y="11.647cm">
            <text:p text:style-name="P1"><text:span text:style-name="T1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100" draw:style-name="gr18" draw:text-style-name="P8" draw:layer="layout" svg:width="1.898cm" svg:height="1.405cm" svg:x="15.359cm" svg:y="7.097cm">
            <text:p text:style-name="P7"><text:span text:style-name="T3">H</text:span><text:span text:style-name="T4">j, 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1" draw:style-name="gr19" draw:text-style-name="P8" draw:layer="layout" svg:width="2.763cm" svg:height="1.405cm" svg:x="15.731cm" svg:y="4.471cm">
            <text:p text:style-name="P7"><text:span text:style-name="T5">H</text:span><text:span text:style-name="T6">j+1/2, 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2" draw:style-name="gr20" draw:text-style-name="P8" draw:layer="layout" svg:width="2.763cm" svg:height="1.405cm" svg:x="20.217cm" svg:y="7.215cm">
            <text:p text:style-name="P7"><text:span text:style-name="T7">H</text:span><text:span text:style-name="T8">j, i+1/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3" draw:style-name="gr21" draw:text-style-name="P8" draw:layer="layout" svg:width="4.455cm" svg:height="1.405cm" svg:x="20.19cm" svg:y="4.123cm">
            <text:p text:style-name="P7"><text:span text:style-name="T9">∇</text:span><text:span text:style-name="T9">H</text:span><text:span text:style-name="T10">j+1/2, i+1/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4" draw:style-name="gr22" draw:text-style-name="P8" draw:layer="layout" svg:width="4.455cm" svg:height="1.405cm" svg:x="17.297cm" svg:y="10.101cm">
            <text:p text:style-name="P7"><text:span text:style-name="T11">∆</text:span><text:span text:style-name="T12">H</text:span><text:span text:style-name="T13">j, 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name="Connecteur droit avec flèche 106" draw:style-name="gr23" draw:text-style-name="P4" draw:layer="layout" draw:type="line" svg:x1="7.543cm" svg:y1="17.29cm" svg:x2="7.543cm" svg:y2="12.64cm" svg:d="M7543 17290v-4650" svg:viewBox="0 0 1 4651">
          <text:p/>
        </draw:connector>
        <draw:connector draw:name="Connecteur droit avec flèche 107" draw:style-name="gr23" draw:text-style-name="P4" draw:layer="layout" draw:type="line" svg:x1="8.627cm" svg:y1="18.173cm" svg:x2="13.73cm" svg:y2="18.173cm" svg:d="M8627 18173h5103" svg:viewBox="0 0 5104 1">
          <text:p/>
        </draw:connector>
        <draw:custom-shape draw:name="ZoneTexte 110" draw:style-name="gr24" draw:text-style-name="P8" draw:layer="layout" svg:width="1.803cm" svg:height="2.959cm" svg:x="5.722cm" svg:y="13.874cm">
          <text:p text:style-name="P7"><text:span text:style-name="T14">∆</text:span><text:span text:style-name="T14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7" draw:style-name="gr25" draw:text-style-name="P8" draw:layer="layout" svg:width="1.803cm" svg:height="2.959cm" svg:x="10.236cm" svg:y="17.745cm">
          <text:p text:style-name="P7"><text:span text:style-name="T14">∆</text:span><text:span text:style-name="T14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2T11">
        <draw:connector draw:name="Connecteur droit 28" draw:style-name="gr26" draw:text-style-name="P4" draw:layer="layout" draw:type="line" svg:x1="7.517cm" svg:y1="8.106cm" svg:x2="14.845cm" svg:y2="8.106cm" svg:d="M7517 8106h7328" svg:viewBox="0 0 7329 1">
          <text:p/>
        </draw:connector>
        <draw:connector draw:name="Connecteur droit 27" draw:style-name="gr26" draw:text-style-name="P4" draw:layer="layout" draw:type="line" svg:x1="9.824cm" svg:y1="5.947cm" svg:x2="9.824cm" svg:y2="12.165cm" svg:d="M9824 5947v6218" svg:viewBox="0 0 1 6219">
          <text:p/>
        </draw:connector>
        <draw:connector draw:name="Connecteur droit 19" draw:style-name="gr26" draw:text-style-name="P4" draw:layer="layout" draw:type="line" svg:x1="7.517cm" svg:y1="7.298cm" svg:x2="14.845cm" svg:y2="7.298cm" svg:d="M7517 7298h7328" svg:viewBox="0 0 7329 1">
          <text:p/>
        </draw:connector>
        <draw:connector draw:name="Connecteur droit 17" draw:style-name="gr26" draw:text-style-name="P4" draw:layer="layout" draw:type="line" svg:x1="7.517cm" svg:y1="11.035cm" svg:x2="14.845cm" svg:y2="11.035cm" svg:d="M7517 11035h7328" svg:viewBox="0 0 7329 1">
          <text:p/>
        </draw:connector>
        <draw:connector draw:name="Connecteur droit avec flèche 4" draw:style-name="gr27" draw:text-style-name="P4" draw:layer="layout" draw:type="line" svg:x1="7.488cm" svg:y1="12.218cm" svg:x2="7.488cm" svg:y2="5.298cm" svg:d="M7488 12218v-6920" svg:viewBox="0 0 1 6921">
          <text:p/>
        </draw:connector>
        <draw:connector draw:name="Connecteur droit avec flèche 5" draw:style-name="gr27" draw:text-style-name="P4" draw:layer="layout" draw:type="line" svg:x1="7.488cm" svg:y1="12.218cm" svg:x2="14.845cm" svg:y2="12.218cm" svg:d="M7488 12218h7357" svg:viewBox="0 0 7358 1">
          <text:p/>
        </draw:connector>
        <draw:connector draw:name="Connecteur droit 11" draw:style-name="gr28" draw:text-style-name="P4" draw:layer="layout" draw:type="line" svg:x1="8.714cm" svg:y1="11.035cm" svg:x2="13.4cm" svg:y2="11.035cm" svg:d="M8714 11035h4686" svg:viewBox="0 0 4687 1">
          <text:p/>
        </draw:connector>
        <draw:connector draw:name="Connecteur droit 12" draw:style-name="gr28" draw:text-style-name="P4" draw:layer="layout" draw:type="line" svg:x1="8.714cm" svg:y1="7.298cm" svg:x2="13.4cm" svg:y2="7.298cm" svg:d="M8714 7298h4686" svg:viewBox="0 0 4687 1">
          <text:p/>
        </draw:connector>
        <draw:connector draw:name="Connecteur droit 14" draw:style-name="gr26" draw:text-style-name="P4" draw:layer="layout" draw:type="line" svg:x1="8.714cm" svg:y1="5.999cm" svg:x2="8.714cm" svg:y2="12.218cm" svg:d="M8714 5999v6219" svg:viewBox="0 0 1 6220">
          <text:p/>
        </draw:connector>
        <draw:connector draw:name="Connecteur droit 16" draw:style-name="gr26" draw:text-style-name="P4" draw:layer="layout" draw:type="line" svg:x1="13.386cm" svg:y1="5.999cm" svg:x2="13.386cm" svg:y2="12.218cm" svg:d="M13386 5999v6219" svg:viewBox="0 0 1 6220">
          <text:p/>
        </draw:connector>
        <draw:custom-shape draw:name="Ellipse 20" draw:style-name="gr6" draw:text-style-name="P6" draw:layer="layout" svg:width="0.346cm" svg:height="0.356cm" svg:x="8.541cm" svg:y="7.12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" draw:style-name="gr6" draw:text-style-name="P6" draw:layer="layout" svg:width="0.346cm" svg:height="0.356cm" svg:x="8.541cm" svg:y="10.857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6" draw:text-style-name="P6" draw:layer="layout" svg:width="0.346cm" svg:height="0.356cm" svg:x="13.227cm" svg:y="10.846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6" draw:text-style-name="P6" draw:layer="layout" svg:width="0.346cm" svg:height="0.356cm" svg:x="13.213cm" svg:y="7.126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29" draw:text-style-name="P10" draw:layer="layout" svg:width="0.346cm" svg:height="0.356cm" svg:x="9.651cm" svg:y="7.931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" draw:style-name="gr7" draw:text-style-name="P5" draw:layer="layout" svg:width="0.346cm" svg:height="0.356cm" svg:x="9.651cm" svg:y="7.12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" draw:style-name="gr7" draw:text-style-name="P5" draw:layer="layout" svg:width="0.346cm" svg:height="0.356cm" svg:x="9.651cm" svg:y="10.846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9" draw:style-name="gr30" draw:text-style-name="P8" draw:layer="layout" svg:width="1.339cm" svg:height="0.826cm" svg:x="7.75cm" svg:y="6.351cm">
          <text:p text:style-name="P7"><text:span text:style-name="T15">W</text:span><text:span text:style-name="T16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0" draw:style-name="gr31" draw:text-style-name="P8" draw:layer="layout" svg:width="1.422cm" svg:height="0.826cm" svg:x="7.751cm" svg:y="10.06cm">
          <text:p text:style-name="P7"><text:span text:style-name="T15">W</text:span><text:span text:style-name="T16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1" draw:style-name="gr32" draw:text-style-name="P8" draw:layer="layout" svg:width="1.434cm" svg:height="0.826cm" svg:x="12.373cm" svg:y="10.061cm">
          <text:p text:style-name="P7"><text:span text:style-name="T15">W</text:span><text:span text:style-name="T16">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2" draw:style-name="gr33" draw:text-style-name="P8" draw:layer="layout" svg:width="1.333cm" svg:height="0.826cm" svg:x="12.373cm" svg:y="6.342cm">
          <text:p text:style-name="P7"><text:span text:style-name="T15">W</text:span><text:span text:style-name="T16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3" draw:style-name="gr34" draw:text-style-name="P8" draw:layer="layout" svg:width="1.114cm" svg:height="0.826cm" svg:x="6.588cm" svg:y="6.87cm">
          <text:p text:style-name="P7"><text:span text:style-name="T15">y</text:span><text:span text:style-name="T1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4" draw:style-name="gr35" draw:text-style-name="P8" draw:layer="layout" svg:width="1.114cm" svg:height="0.826cm" svg:x="6.636cm" svg:y="10.645cm">
          <text:p text:style-name="P7"><text:span text:style-name="T15">y</text:span><text:span text:style-name="T1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5" draw:style-name="gr36" draw:text-style-name="P8" draw:layer="layout" svg:width="1.114cm" svg:height="0.826cm" svg:x="8.157cm" svg:y="12.302cm">
          <text:p text:style-name="P7"><text:span text:style-name="T15">x</text:span><text:span text:style-name="T1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6" draw:style-name="gr37" draw:text-style-name="P8" draw:layer="layout" svg:width="1.114cm" svg:height="0.826cm" svg:x="12.829cm" svg:y="12.278cm">
          <text:p text:style-name="P7"><text:span text:style-name="T15">x</text:span><text:span text:style-name="T1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7" draw:style-name="gr38" draw:text-style-name="P8" draw:layer="layout" svg:width="1.114cm" svg:height="0.757cm" svg:x="9.44cm" svg:y="12.32cm">
          <text:p text:style-name="P7"><text:span text:style-name="T1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8" draw:style-name="gr39" draw:text-style-name="P8" draw:layer="layout" svg:width="1.114cm" svg:height="0.757cm" svg:x="6.581cm" svg:y="7.743cm">
          <text:p text:style-name="P7"><text:span text:style-name="T15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9" draw:style-name="gr40" draw:text-style-name="P8" draw:layer="layout" svg:width="1.114cm" svg:height="0.757cm" svg:x="9.824cm" svg:y="8.073cm">
          <text:p text:style-name="P7"><text:span text:style-name="T15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connector draw:name="Connecteur droit 4" draw:style-name="gr41" draw:text-style-name="P4" draw:layer="layout" draw:type="line" svg:x1="6.12cm" svg:y1="14.562cm" svg:x2="18.554cm" svg:y2="14.562cm" svg:d="M6120 14562h12434" svg:viewBox="0 0 12435 1">
          <text:p/>
        </draw:connector>
        <draw:custom-shape draw:name="Forme libre : forme 5" draw:style-name="gr42" draw:text-style-name="P3" draw:layer="layout" svg:width="12.433cm" svg:height="2.966cm" svg:x="6.12cm" svg:y="10.265cm">
          <text:p text:style-name="P1"><text:span text:style-name="T1"/></text:p>
          <draw:enhanced-geometry draw:mirror-horizontal="false" draw:mirror-vertical="false" draw:glue-points="?f0 ?f1 ?f2 ?f3 ?f4 ?f5 ?f6 ?f7" drawooo:sub-view-size="4476206 1068248" draw:text-areas="0 0 ?f8 ?f9" svg:viewBox="0 0 0 0" draw:type="ooxml-non-primitive" draw:enhanced-path="M 0 75471 C 434703 8705 869406 -58060 1410789 84180 1952172 226420 2737394 764900 3248297 928911 3759200 1092922 4291875 1062442 4476206 1068248 N">
            <draw:equation draw:name="f0" draw:formula="0*logwidth/4476206"/>
            <draw:equation draw:name="f1" draw:formula="75471*logheight/1068248"/>
            <draw:equation draw:name="f2" draw:formula="1410789*logwidth/4476206"/>
            <draw:equation draw:name="f3" draw:formula="84180*logheight/1068248"/>
            <draw:equation draw:name="f4" draw:formula="3248297*logwidth/4476206"/>
            <draw:equation draw:name="f5" draw:formula="928911*logheight/1068248"/>
            <draw:equation draw:name="f6" draw:formula="4476206*logwidth/4476206"/>
            <draw:equation draw:name="f7" draw:formula="1068248*logheight/1068248"/>
            <draw:equation draw:name="f8" draw:formula="logwidth"/>
            <draw:equation draw:name="f9" draw:formula="logheight"/>
          </draw:enhanced-geometry>
        </draw:custom-shape>
        <draw:custom-shape draw:name="Forme libre : forme 8" draw:style-name="gr43" draw:text-style-name="P3" draw:layer="layout" svg:width="12.481cm" svg:height="6.244cm" svg:x="5.927cm" svg:y="6.455cm">
          <text:p text:style-name="P1"><text:span text:style-name="T1"/></text:p>
          <draw:enhanced-geometry draw:mirror-horizontal="false" draw:mirror-vertical="false" draw:glue-points="?f0 ?f1 ?f2 ?f3 ?f4 ?f5 ?f6 ?f7" drawooo:sub-view-size="4493623 2248107" draw:text-areas="0 0 ?f8 ?f9" svg:viewBox="0 0 0 0" draw:type="ooxml-non-primitive" draw:enhanced-path="M 0 166758 C 479697 22341 959394 -122076 1497874 166758 2036354 455592 2731589 1552873 3230880 1899764 3730171 2246655 4291875 2204564 4493623 2248107 N">
            <draw:equation draw:name="f0" draw:formula="0*logwidth/4493623"/>
            <draw:equation draw:name="f1" draw:formula="166758*logheight/2248107"/>
            <draw:equation draw:name="f2" draw:formula="1497874*logwidth/4493623"/>
            <draw:equation draw:name="f3" draw:formula="166758*logheight/2248107"/>
            <draw:equation draw:name="f4" draw:formula="3230880*logwidth/4493623"/>
            <draw:equation draw:name="f5" draw:formula="1899764*logheight/2248107"/>
            <draw:equation draw:name="f6" draw:formula="4493623*logwidth/4493623"/>
            <draw:equation draw:name="f7" draw:formula="2248107*logheight/2248107"/>
            <draw:equation draw:name="f8" draw:formula="logwidth"/>
            <draw:equation draw:name="f9" draw:formula="logheight"/>
          </draw:enhanced-geometry>
        </draw:custom-shape>
        <draw:connector draw:name="Connecteur droit avec flèche 10" draw:style-name="gr44" draw:text-style-name="P4" draw:layer="layout" draw:type="line" svg:x1="7.982cm" svg:y1="10.619cm" svg:x2="7.982cm" svg:y2="14.248cm" svg:d="M7982 10619v3629" svg:viewBox="0 0 1 3630">
          <text:p/>
        </draw:connector>
        <draw:connector draw:name="Connecteur droit avec flèche 12" draw:style-name="gr45" draw:text-style-name="P4" draw:layer="layout" draw:type="line" svg:x1="8.007cm" svg:y1="6.727cm" svg:x2="8.007cm" svg:y2="9.992cm" svg:d="M8007 6727v3265" svg:viewBox="0 0 1 3266">
          <text:p/>
        </draw:connector>
        <draw:connector draw:name="Connecteur droit avec flèche 15" draw:style-name="gr46" draw:text-style-name="P4" draw:layer="layout" draw:type="line" svg:x1="5.527cm" svg:y1="7.039cm" svg:x2="5.527cm" svg:y2="14.562cm" svg:d="M5527 7039v7523" svg:viewBox="0 0 1 7524">
          <text:p/>
        </draw:connector>
        <draw:custom-shape draw:name="Ellipse 17" draw:style-name="gr29" draw:text-style-name="P10" draw:layer="layout" svg:width="0.329cm" svg:height="0.335cm" svg:x="8.948cm" svg:y="6.391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" draw:style-name="gr29" draw:text-style-name="P10" draw:layer="layout" svg:width="0.329cm" svg:height="0.335cm" svg:x="8.948cm" svg:y="10.201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" draw:style-name="gr47" draw:text-style-name="P11" draw:layer="layout" svg:width="0.329cm" svg:height="0.335cm" svg:x="8.948cm" svg:y="8.189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48" draw:text-style-name="P13" draw:layer="layout" svg:width="0.819cm" svg:height="1.604cm" svg:x="9.341cm" svg:y="7.62cm">
          <text:p text:style-name="P12"><text:span text:style-name="T17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9" draw:text-style-name="P13" draw:layer="layout" svg:width="1.744cm" svg:height="1.793cm" svg:x="9.051cm" svg:y="10.107cm">
          <text:p text:style-name="P12"><text:span text:style-name="T17">z</text:span><text:span text:style-name="T1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50" draw:text-style-name="P13" draw:layer="layout" svg:width="2.952cm" svg:height="1.793cm" svg:x="9.113cm" svg:y="5.08cm">
          <text:p text:style-name="P12"><text:span text:style-name="T17">z</text:span><text:span text:style-name="T18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51" draw:text-style-name="P13" draw:layer="layout" svg:width="0.819cm" svg:height="1.604cm" svg:x="6.985cm" svg:y="7.163cm">
          <text:p text:style-name="P12"><text:span text:style-name="T17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52" draw:text-style-name="P13" draw:layer="layout" svg:width="0.819cm" svg:height="1.604cm" svg:x="6.801cm" svg:y="11.627cm">
          <text:p text:style-name="P12"><text:span text:style-name="T17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53" draw:text-style-name="P13" draw:layer="layout" svg:width="0.819cm" svg:height="1.604cm" svg:x="4.524cm" svg:y="9.222cm">
          <text:p text:style-name="P12"><text:span text:style-name="T17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2T11">
        <draw:custom-shape draw:name="Rectangle 3" draw:style-name="gr54" draw:text-style-name="P3" draw:layer="layout" svg:width="7.593cm" svg:height="6.886cm" svg:x="5.892cm" svg:y="4.32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5" draw:text-style-name="P3" draw:layer="layout" svg:width="7.593cm" svg:height="6.886cm" svg:x="8.777cm" svg:y="1.70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6" draw:style-name="gr56" draw:text-style-name="P4" draw:layer="layout" draw:type="line" svg:x1="5.891cm" svg:y1="4.32cm" svg:x2="8.745cm" svg:y2="1.754cm" svg:d="M5891 4320l2854-2566" svg:viewBox="0 0 2855 2567">
          <text:p/>
        </draw:connector>
        <draw:connector draw:name="Connecteur droit 7" draw:style-name="gr56" draw:text-style-name="P4" draw:layer="layout" draw:type="line" svg:x1="13.485cm" svg:y1="4.296cm" svg:x2="16.339cm" svg:y2="1.73cm" svg:d="M13485 4296l2854-2566" svg:viewBox="0 0 2855 2567">
          <text:p/>
        </draw:connector>
        <draw:connector draw:name="Connecteur droit 16" draw:style-name="gr57" draw:text-style-name="P4" draw:layer="layout" draw:type="line" svg:x1="5.839cm" svg:y1="11.232cm" svg:x2="8.776cm" svg:y2="8.642cm" svg:d="M5839 11232l2937-2590" svg:viewBox="0 0 2938 2591">
          <text:p/>
        </draw:connector>
        <draw:connector draw:name="Connecteur droit 17" draw:style-name="gr28" draw:text-style-name="P4" draw:layer="layout" draw:type="line" svg:x1="5.85cm" svg:y1="4.398cm" svg:x2="8.787cm" svg:y2="1.807cm" svg:d="M5850 4398l2937-2591" svg:viewBox="0 0 2938 2592">
          <text:p/>
        </draw:connector>
        <draw:connector draw:name="Connecteur droit 18" draw:style-name="gr28" draw:text-style-name="P4" draw:layer="layout" draw:type="line" svg:x1="13.468cm" svg:y1="4.32cm" svg:x2="16.405cm" svg:y2="1.73cm" svg:d="M13468 4320l2937-2590" svg:viewBox="0 0 2938 2591">
          <text:p/>
        </draw:connector>
        <draw:connector draw:name="Connecteur droit 19" draw:style-name="gr28" draw:text-style-name="P4" draw:layer="layout" draw:type="line" svg:x1="13.6cm" svg:y1="11.131cm" svg:x2="16.537cm" svg:y2="8.54cm" svg:d="M13600 11131l2937-2591" svg:viewBox="0 0 2938 2592">
          <text:p/>
        </draw:connector>
        <draw:connector draw:name="Connecteur droit 22" draw:style-name="gr56" draw:text-style-name="P4" draw:layer="layout" draw:type="line" svg:x1="8.817cm" svg:y1="1.704cm" svg:x2="16.37cm" svg:y2="1.709cm" svg:d="M8817 1704l7553 5" svg:viewBox="0 0 7554 6">
          <text:p/>
        </draw:connector>
        <draw:connector draw:name="Connecteur droit 24" draw:style-name="gr56" draw:text-style-name="P4" draw:layer="layout" draw:type="line" svg:x1="16.37cm" svg:y1="8.61cm" svg:x2="16.379cm" svg:y2="1.806cm" svg:d="M16370 8610l9-6804" svg:viewBox="0 0 10 6805">
          <text:p/>
        </draw:connector>
        <draw:custom-shape draw:name="Ellipse 29" draw:style-name="gr58" draw:text-style-name="P14" xml:id="id1" draw:id="id1" draw:layer="layout" svg:width="0.528cm" svg:height="0.534cm" svg:x="11.096cm" svg:y="5.952cm">
          <text:p text:style-name="P1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eur droit avec flèche 31" draw:style-name="gr59" draw:text-style-name="P4" draw:layer="layout" draw:type="line" svg:x1="11.624cm" svg:y1="6.219cm" svg:x2="15.56cm" svg:y2="6.219cm" draw:start-shape="id1" draw:start-glue-point="10" svg:d="M11624 6219h3936" svg:viewBox="0 0 3937 1">
          <text:p/>
        </draw:connector>
        <draw:custom-shape draw:name="Forme libre : forme 34" draw:style-name="gr60" draw:text-style-name="P3" draw:layer="layout" svg:width="1.176cm" svg:height="6.844cm" svg:x="8.743cm" svg:y="1.738cm">
          <text:p text:style-name="P1"><text:span text:style-name="T1"/></text:p>
          <draw:enhanced-geometry draw:mirror-horizontal="false" draw:mirror-vertical="false" draw:glue-points="?f0 ?f1 ?f2 ?f3 ?f4 ?f5" drawooo:sub-view-size="423556 2464067" draw:text-areas="0 0 ?f6 ?f7" svg:viewBox="0 0 0 0" draw:type="ooxml-non-primitive" draw:enhanced-path="M 0 0 C 209349 458804 418699 917608 423512 1328286 428325 1738964 40105 2353376 28876 2464067 N">
            <draw:equation draw:name="f0" draw:formula="0*logwidth/423556"/>
            <draw:equation draw:name="f1" draw:formula="0*logheight/2464067"/>
            <draw:equation draw:name="f2" draw:formula="423512*logwidth/423556"/>
            <draw:equation draw:name="f3" draw:formula="1328286*logheight/2464067"/>
            <draw:equation draw:name="f4" draw:formula="28876*logwidth/423556"/>
            <draw:equation draw:name="f5" draw:formula="2464067*logheight/2464067"/>
            <draw:equation draw:name="f6" draw:formula="logwidth"/>
            <draw:equation draw:name="f7" draw:formula="logheight"/>
          </draw:enhanced-geometry>
        </draw:custom-shape>
        <draw:custom-shape draw:name="Forme libre : forme 35" draw:style-name="gr61" draw:text-style-name="P3" draw:layer="layout" svg:width="1.176cm" svg:height="6.844cm" svg:x="5.913cm" svg:y="4.422cm">
          <text:p text:style-name="P1"><text:span text:style-name="T1"/></text:p>
          <draw:enhanced-geometry draw:mirror-horizontal="false" draw:mirror-vertical="false" draw:glue-points="?f0 ?f1 ?f2 ?f3 ?f4 ?f5" drawooo:sub-view-size="423556 2464067" draw:text-areas="0 0 ?f6 ?f7" svg:viewBox="0 0 0 0" draw:type="ooxml-non-primitive" draw:enhanced-path="M 0 0 C 209349 458804 418699 917608 423512 1328286 428325 1738964 40105 2353376 28876 2464067 N">
            <draw:equation draw:name="f0" draw:formula="0*logwidth/423556"/>
            <draw:equation draw:name="f1" draw:formula="0*logheight/2464067"/>
            <draw:equation draw:name="f2" draw:formula="423512*logwidth/423556"/>
            <draw:equation draw:name="f3" draw:formula="1328286*logheight/2464067"/>
            <draw:equation draw:name="f4" draw:formula="28876*logwidth/423556"/>
            <draw:equation draw:name="f5" draw:formula="2464067*logheight/2464067"/>
            <draw:equation draw:name="f6" draw:formula="logwidth"/>
            <draw:equation draw:name="f7" draw:formula="logheight"/>
          </draw:enhanced-geometry>
        </draw:custom-shape>
        <draw:custom-shape draw:name="Forme libre : forme 36" draw:style-name="gr61" draw:text-style-name="P3" draw:layer="layout" svg:width="1.176cm" svg:height="6.844cm" svg:x="16.415cm" svg:y="1.766cm">
          <text:p text:style-name="P1"><text:span text:style-name="T1"/></text:p>
          <draw:enhanced-geometry draw:mirror-horizontal="false" draw:mirror-vertical="false" draw:glue-points="?f0 ?f1 ?f2 ?f3 ?f4 ?f5" drawooo:sub-view-size="423556 2464067" draw:text-areas="0 0 ?f6 ?f7" svg:viewBox="0 0 0 0" draw:type="ooxml-non-primitive" draw:enhanced-path="M 0 0 C 209349 458804 418699 917608 423512 1328286 428325 1738964 40105 2353376 28876 2464067 N">
            <draw:equation draw:name="f0" draw:formula="0*logwidth/423556"/>
            <draw:equation draw:name="f1" draw:formula="0*logheight/2464067"/>
            <draw:equation draw:name="f2" draw:formula="423512*logwidth/423556"/>
            <draw:equation draw:name="f3" draw:formula="1328286*logheight/2464067"/>
            <draw:equation draw:name="f4" draw:formula="28876*logwidth/423556"/>
            <draw:equation draw:name="f5" draw:formula="2464067*logheight/2464067"/>
            <draw:equation draw:name="f6" draw:formula="logwidth"/>
            <draw:equation draw:name="f7" draw:formula="logheight"/>
          </draw:enhanced-geometry>
        </draw:custom-shape>
        <draw:custom-shape draw:name="Forme libre : forme 37" draw:style-name="gr61" draw:text-style-name="P3" draw:layer="layout" svg:width="1.176cm" svg:height="6.844cm" svg:x="13.516cm" svg:y="4.387cm">
          <text:p text:style-name="P1"><text:span text:style-name="T1"/></text:p>
          <draw:enhanced-geometry draw:mirror-horizontal="false" draw:mirror-vertical="false" draw:glue-points="?f0 ?f1 ?f2 ?f3 ?f4 ?f5" drawooo:sub-view-size="423556 2464067" draw:text-areas="0 0 ?f6 ?f7" svg:viewBox="0 0 0 0" draw:type="ooxml-non-primitive" draw:enhanced-path="M 0 0 C 209349 458804 418699 917608 423512 1328286 428325 1738964 40105 2353376 28876 2464067 N">
            <draw:equation draw:name="f0" draw:formula="0*logwidth/423556"/>
            <draw:equation draw:name="f1" draw:formula="0*logheight/2464067"/>
            <draw:equation draw:name="f2" draw:formula="423512*logwidth/423556"/>
            <draw:equation draw:name="f3" draw:formula="1328286*logheight/2464067"/>
            <draw:equation draw:name="f4" draw:formula="28876*logwidth/423556"/>
            <draw:equation draw:name="f5" draw:formula="2464067*logheight/2464067"/>
            <draw:equation draw:name="f6" draw:formula="logwidth"/>
            <draw:equation draw:name="f7" draw:formula="logheight"/>
          </draw:enhanced-geometry>
        </draw:custom-shape>
        <draw:frame draw:name="ZoneTexte 38" draw:style-name="gr62" draw:text-style-name="P15" draw:layer="layout" svg:width="1.863cm" svg:height="1.025cm" svg:x="14.413cm" svg:y="6.3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Arial3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ff8000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background" style:display-name="Titre et texte vertical-background" style:family="presentation">
      <style:graphic-properties draw:stroke="none" draw:fill="solid" draw:fill-color="#ffffff"/>
      <style:text-properties style:letter-kerning="true"/>
    </style:style>
    <style:style style:name="Titre_20_et_20_texte_20_vertical-backgroundobjects" style:display-name="Titre et texte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20_vertical-notes" style:display-name="Titre et texte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1" style:display-name="Titre et texte vertical-outline1" style:family="presentation">
      <style:graphic-properties draw:stroke="none" draw:fill="none" draw:auto-grow-height="false" draw:fit-to-size="false" style:shrink-to-fit="true" style:writing-mode="lr-tb">
        <text:list-style style:name="Titre_20_et_20_texte_20_vertical-outline1" style:display-name="Titre et texte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outline2" style:display-name="Titre et texte vertical-outline2" style:family="presentation" style:parent-style-name="Titre_20_et_20_texte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3" style:display-name="Titre et texte vertical-outline3" style:family="presentation" style:parent-style-name="Titre_20_et_20_texte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4" style:display-name="Titre et texte vertical-outline4" style:family="presentation" style:parent-style-name="Titre_20_et_20_texte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5" style:display-name="Titre et texte vertical-outline5" style:family="presentation" style:parent-style-name="Titre_20_et_20_texte_20_vertical-outline4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6" style:display-name="Titre et texte vertical-outline6" style:family="presentation" style:parent-style-name="Titre_20_et_20_texte_20_vertical-outline5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7" style:display-name="Titre et texte vertical-outline7" style:family="presentation" style:parent-style-name="Titre_20_et_20_texte_20_vertical-outline6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8" style:display-name="Titre et texte vertical-outline8" style:family="presentation" style:parent-style-name="Titre_20_et_20_texte_20_vertical-outline7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9" style:display-name="Titre et texte vertical-outline9" style:family="presentation" style:parent-style-name="Titre_20_et_20_texte_20_vertical-outline8">
      <style:paragraph-properties fo:margin-top="0.1cm" fo:margin-bottom="0cm"/>
      <style:text-properties fo:font-size="20pt" style:font-size-asian="20pt" style:font-size-complex="20pt"/>
    </style:style>
    <style:style style:name="Titre_20_et_20_texte_20_vertical-subtitle" style:display-name="Titre et texte vertical-subtitle" style:family="presentation">
      <style:graphic-properties draw:stroke="none" draw:fill="none" draw:textarea-vertical-align="middle">
        <text:list-style style:name="Titre_20_et_20_texte_20_vertical-subtitle" style:display-name="Titre et texte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title" style:display-name="Titre et texte vertical-title" style:family="presentation">
      <style:graphic-properties draw:stroke="none" draw:fill="none" draw:textarea-vertical-align="middle" style:writing-mode="lr-tb">
        <text:list-style style:name="Titre_20_et_20_texte_20_vertical-title" style:display-name="Titre et texte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background" style:display-name="Titre vertical et texte-background" style:family="presentation">
      <style:graphic-properties draw:stroke="none" draw:fill="solid" draw:fill-color="#ffffff"/>
      <style:text-properties style:letter-kerning="true"/>
    </style:style>
    <style:style style:name="Titre_20_vertical_20_et_20_texte-backgroundobjects" style:display-name="Titre vertical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vertical_20_et_20_texte-notes" style:display-name="Titre vertical et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1" style:display-name="Titre vertical et texte-outline1" style:family="presentation">
      <style:graphic-properties draw:stroke="none" draw:fill="none" draw:auto-grow-height="false" draw:fit-to-size="false" style:shrink-to-fit="true" style:writing-mode="lr-tb">
        <text:list-style style:name="Titre_20_vertical_20_et_20_texte-outline1" style:display-name="Titre vertical et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outline2" style:display-name="Titre vertical et texte-outline2" style:family="presentation" style:parent-style-name="Titre_20_vertical_20_et_20_tex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3" style:display-name="Titre vertical et texte-outline3" style:family="presentation" style:parent-style-name="Titre_20_vertical_20_et_20_tex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4" style:display-name="Titre vertical et texte-outline4" style:family="presentation" style:parent-style-name="Titre_20_vertical_20_et_20_tex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5" style:display-name="Titre vertical et texte-outline5" style:family="presentation" style:parent-style-name="Titre_20_vertical_20_et_20_texte-outline4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6" style:display-name="Titre vertical et texte-outline6" style:family="presentation" style:parent-style-name="Titre_20_vertical_20_et_20_texte-outline5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7" style:display-name="Titre vertical et texte-outline7" style:family="presentation" style:parent-style-name="Titre_20_vertical_20_et_20_texte-outline6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8" style:display-name="Titre vertical et texte-outline8" style:family="presentation" style:parent-style-name="Titre_20_vertical_20_et_20_texte-outline7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9" style:display-name="Titre vertical et texte-outline9" style:family="presentation" style:parent-style-name="Titre_20_vertical_20_et_20_texte-outline8">
      <style:paragraph-properties fo:margin-top="0.1cm" fo:margin-bottom="0cm"/>
      <style:text-properties fo:font-size="20pt" style:font-size-asian="20pt" style:font-size-complex="20pt"/>
    </style:style>
    <style:style style:name="Titre_20_vertical_20_et_20_texte-subtitle" style:display-name="Titre vertical et texte-subtitle" style:family="presentation">
      <style:graphic-properties draw:stroke="none" draw:fill="none" draw:textarea-vertical-align="middle">
        <text:list-style style:name="Titre_20_vertical_20_et_20_texte-subtitle" style:display-name="Titre vertical et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title" style:display-name="Titre vertical et texte-title" style:family="presentation">
      <style:graphic-properties draw:stroke="none" draw:fill="none" draw:textarea-vertical-align="middle" style:writing-mode="lr-tb">
        <text:list-style style:name="Titre_20_vertical_20_et_20_texte-title" style:display-name="Titre vertical et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 style:writing-mode="lr-tb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outline2" style:display-name="Deux contenus-outline2" style:family="presentation" style:parent-style-name="Deux_20_contenu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3" style:display-name="Deux contenus-outline3" style:family="presentation" style:parent-style-name="Deux_20_contenu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4" style:display-name="Deux contenus-outline4" style:family="presentation" style:parent-style-name="Deux_20_contenu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 style:writing-mode="lr-tb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outline2" style:family="presentation" style:parent-style-name="Compara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ison-outline3" style:family="presentation" style:parent-style-name="Compara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4" style:family="presentation" style:parent-style-name="Compara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5" style:family="presentation" style:parent-style-name="Comparaison-outline4">
      <style:paragraph-properties fo:margin-top="0.1cm" fo:margin-bottom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top="0.1cm" fo:margin-bottom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top="0.1cm" fo:margin-bottom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top="0.1cm" fo:margin-bottom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top="0.1cm" fo:margin-bottom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 style:writing-mode="lr-tb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outline2" style:display-name="Titre seul-outline2" style:family="presentation" style:parent-style-name="Titre_20_seu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3" style:display-name="Titre seul-outline3" style:family="presentation" style:parent-style-name="Titre_20_seu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4" style:display-name="Titre seul-outline4" style:family="presentation" style:parent-style-name="Titre_20_seu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 style:writing-mode="lr-tb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outline2" style:family="presentation" style:parent-style-name="V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-outline3" style:family="presentation" style:parent-style-name="V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4" style:family="presentation" style:parent-style-name="V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background" style:display-name="Contenu avec légende-background" style:family="presentation">
      <style:graphic-properties draw:stroke="none" draw:fill="solid" draw:fill-color="#ffffff"/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 style:writing-mode="lr-tb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outline2" style:display-name="Contenu avec légende-outline2" style:family="presentation" style:parent-style-name="Contenu_20_avec_20_légen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3" style:display-name="Contenu avec légende-outline3" style:family="presentation" style:parent-style-name="Contenu_20_avec_20_légen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4" style:display-name="Contenu avec légende-outline4" style:family="presentation" style:parent-style-name="Contenu_20_avec_20_légen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5" style:display-name="Contenu avec légende-outline5" style:family="presentation" style:parent-style-name="Contenu_20_avec_20_légende-outline4">
      <style:paragraph-properties fo:margin-top="0.1cm" fo:margin-bottom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top="0.1cm" fo:margin-bottom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top="0.1cm" fo:margin-bottom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top="0.1cm" fo:margin-bottom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top="0.1cm" fo:margin-bottom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 style:writing-mode="lr-tb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background" style:display-name="Image avec légende-background" style:family="presentation">
      <style:graphic-properties draw:stroke="none" draw:fill="solid" draw:fill-color="#ffffff"/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false" style:shrink-to-fit="true" style:writing-mode="lr-tb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outline2" style:display-name="Image avec légende-outline2" style:family="presentation" style:parent-style-name="Image_20_avec_20_légen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3" style:display-name="Image avec légende-outline3" style:family="presentation" style:parent-style-name="Image_20_avec_20_légen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4" style:display-name="Image avec légende-outline4" style:family="presentation" style:parent-style-name="Image_20_avec_20_légen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5" style:display-name="Image avec légende-outline5" style:family="presentation" style:parent-style-name="Image_20_avec_20_légende-outline4">
      <style:paragraph-properties fo:margin-top="0.1cm" fo:margin-bottom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top="0.1cm" fo:margin-bottom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top="0.1cm" fo:margin-bottom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top="0.1cm" fo:margin-bottom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top="0.1cm" fo:margin-bottom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 style:writing-mode="lr-tb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re_20_et_20_texte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re_20_et_20_texte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texte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re_20_et_20_texte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re_20_vertical_20_et_20_texte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itre_20_vertical_20_et_20_tex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re_20_vertical_20_et_20_tex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itre_20_vertical_20_et_20_tex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re_20_et_20_contenu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re_20_de_20_sec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re_20_de_20_sec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eux_20_conten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Deux_20_conten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a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a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re_20_seu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re_20_seu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V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V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u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u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u_20_avec_20_légen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Image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_20_avec_20_légen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8.624cm" svg:height="10.476cm" svg:x="1.482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et_20_texte_20_vertical" style:display-name="Titre et texte vertica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u texte vertical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re_20_et_20_texte_20_vertical-title" draw:layer="backgroundobjects" svg:width="0cm" svg:height="0cm" svg:x="0cm" svg:y="2.123cm" presentation:class="page"/>
        <draw:frame presentation:style-name="Titre_20_et_20_texte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vertical_20_et_20_texte" style:display-name="Titre vertical et text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vertical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u texte vertical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re_20_vertical_20_et_20_texte-title" draw:layer="backgroundobjects" svg:width="0cm" svg:height="0cm" svg:x="0cm" svg:y="2.123cm" presentation:class="page"/>
        <draw:frame presentation:style-name="Titre_20_vertical_20_et_20_text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u contenu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0cm" svg:height="0cm" svg:x="0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Modifiez le style du titre</text:span></text:p>
        </draw:text-box>
      </draw:frame>
      <draw:frame draw:name="Espace réservé du texte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quez pour modifier les styles du texte du masque</text:span></text:p>
        </draw:text-box>
      </draw:frame>
      <draw:frame draw:name="Espace réservé de la date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re_20_de_20_section-title" draw:layer="backgroundobjects" svg:width="0cm" svg:height="0cm" svg:x="0cm" svg:y="2.123cm" presentation:class="page"/>
        <draw:frame presentation:style-name="Titre_20_de_20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u contenu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ux_20_contenus-title" draw:layer="backgroundobjects" svg:width="0cm" svg:height="0cm" svg:x="0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ais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u texte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quez pour modifier les styles du texte du masque</text:span></text:p>
        </draw:text-box>
      </draw:frame>
      <draw:frame draw:name="Espace réservé du contenu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quez pour modifier les styles du texte du masque</text:span></text:p>
        </draw:text-box>
      </draw:frame>
      <draw:frame draw:name="Espace réservé du contenu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aison-title" draw:layer="backgroundobjects" svg:width="0cm" svg:height="0cm" svg:x="0cm" svg:y="2.123cm" presentation:class="page"/>
        <draw:frame presentation:style-name="Compara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seul" style:display-name="Titre seu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e la date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re_20_seul-title" draw:layer="backgroundobjects" svg:width="0cm" svg:height="0cm" svg:x="0cm" svg:y="2.123cm" presentation:class="page"/>
        <draw:frame presentation:style-name="Titre_20_seul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Espace réservé de la date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de-title" draw:layer="backgroundobjects" svg:width="0cm" svg:height="0cm" svg:x="0cm" svg:y="2.123cm" presentation:class="page"/>
        <draw:frame presentation:style-name="Vide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Modifiez le style du titre</text:span></text:p>
        </draw:text-box>
      </draw:frame>
      <draw:frame draw:name="Espace réservé du contenu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quez pour modifier les styles du texte du masque</text:span></text:p>
        </draw:text-box>
      </draw:frame>
      <draw:frame draw:name="Espace réservé de la date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u_20_avec_20_légende-title" draw:layer="backgroundobjects" svg:width="0cm" svg:height="0cm" svg:x="0cm" svg:y="2.123cm" presentation:class="page"/>
        <draw:frame presentation:style-name="Contenu_20_avec_20_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age_20_avec_20_légende" style:display-name="Image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Modifiez le style du titre</text:span></text:p>
        </draw:text-box>
      </draw:frame>
      <draw:frame draw:name="Espace réservé pour une image  2" presentation:style-name="Image_20_avec_20_légende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Espace réservé du texte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quez pour modifier les styles du texte du masque</text:span></text:p>
        </draw:text-box>
      </draw:frame>
      <draw:frame draw:name="Espace réservé de la date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_20_avec_20_légende-title" draw:layer="backgroundobjects" svg:width="0cm" svg:height="0cm" svg:x="0cm" svg:y="2.123cm" presentation:class="page"/>
        <draw:frame presentation:style-name="Image_20_avec_20_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Yannis Kedadry</meta:initial-creator>
    <meta:editing-cycles>20</meta:editing-cycles>
    <meta:creation-date>2023-07-19T07:28:32</meta:creation-date>
    <dc:date>2024-04-17T22:08:56.162728965</dc:date>
    <meta:editing-duration>PT14H33M36S</meta:editing-duration>
    <meta:generator>LibreOffice/7.6.6.3$Linux_X86_64 LibreOffice_project/60$Build-3</meta:generator>
    <meta:document-statistic meta:object-count="295"/>
    <meta:user-defined meta:name="AppVersion">16.0000</meta:user-defined>
    <meta:user-defined meta:name="PresentationFormat">Grand écran</meta:user-defined>
    <meta:user-defined meta:name="Slides" meta:value-type="float">5</meta:user-defined>
  </office:meta>
</office:document-meta>
</file>

<file path=Object 1/content.xml><?xml version="1.0" encoding="utf-8"?>
<math xmlns="http://www.w3.org/1998/Math/MathML" display="block">
  <semantics>
    <mover accent="true">
      <mi mathvariant="italic">𝒖</mi>
      <mo stretchy="true">⃗</mo>
    </mover>
    <annotation encoding="StarMath 5.0">widevec {𝒖}</annotation>
  </semantics>
</math>
</file>